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df074" officeooo:paragraph-rsid="000df074"/>
    </style:style>
    <style:style style:name="P2" style:family="paragraph" style:parent-style-name="Standard">
      <style:paragraph-properties fo:text-align="start" style:justify-single-word="false" style:writing-mode="rl-tb"/>
      <style:text-properties officeooo:rsid="000df074" officeooo:paragraph-rsid="000df074"/>
    </style:style>
    <style:style style:name="P3" style:family="paragraph" style:parent-style-name="Standard">
      <style:paragraph-properties fo:text-align="end" style:justify-single-word="false" style:writing-mode="rl-tb"/>
      <style:text-properties officeooo:rsid="000df074" officeooo:paragraph-rsid="000df074" style:font-name-complex="Awami Nastaliq Alpha2"/>
    </style:style>
    <style:style style:name="P4" style:family="paragraph" style:parent-style-name="Standard">
      <style:paragraph-properties fo:text-align="end" style:justify-single-word="false" style:writing-mode="rl-tb"/>
      <style:text-properties fo:font-size="22pt" officeooo:rsid="000df074" officeooo:paragraph-rsid="000df074" style:font-size-asian="22pt" style:font-name-complex="Awami Nastaliq Alpha2" style:font-size-complex="22pt"/>
    </style:style>
    <style:style style:name="P5" style:family="paragraph" style:parent-style-name="Standard">
      <style:paragraph-properties fo:text-align="start" style:justify-single-word="false" style:writing-mode="lr-tb"/>
      <style:text-properties officeooo:rsid="000df074" officeooo:paragraph-rsid="000df0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انسانی حقوقو عالمی منشور</text:p>
      <text:p text:style-name="P5">UNITED NATIONS UNIVERSAL</text:p>
      <text:p text:style-name="P5">DECLARATION OF HUMAN RIGHTS</text:p>
      <text:p text:style-name="P5">1948</text:p>
      <text:p text:style-name="P5"><text:s/></text:p>
      <text:p text:style-name="P1"/>
      <text:p text:style-name="P2"><text:s text:c="25"/>TRANSLATED IN KHOWAR LANGUAGE</text:p>
      <text:p text:style-name="P1"/>
      <text:p text:style-name="P1"/>
      <text:p text:style-name="P2">UNITED NATIONS (UN)</text:p>
      <text:p text:style-name="P1"/>
      <text:p text:style-name="P1"/>
      <text:p text:style-name="P1"/>
      <text:p text:style-name="P1"/>
      <text:p text:style-name="P4"/>
      <text:p text:style-name="P4">انسانی حقوقو عالمی منشور</text:p>
      <text:p text:style-name="P4">۱۹۴۸</text:p>
      <text:p text:style-name="P4">جنرل اسمبلیو قرارداد <text:s/>۲۱۷ اے (۱۱۱)ٹھونکشال مسو جوش تاریخ سال ۱۹۴۸</text:p>
      <text:p text:style-name="P4"/>
      <text:p text:style-name="P4">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text:soft-page-break/>علمانتے ہمو بارا تفصیلو سورا لو دیونو بائے۔ وا ہیہ سلسلہ کیہ ملکو یا علاقو سو دی امتیازی سلوک کورونو مو بائے۔</text:p>
      <text:p text:style-name="P4"/>
      <text:p text:style-name="P4"><text:tab/>اخری مستند مسودہ محکمہ اطلاعات چارکوسل نیویارک</text:p>
      <text:p text:style-name="P4"/>
      <text:p text:style-name="P4">انسانان حقو عالمی منشور</text:p>
      <text:p text:style-name="P4">تمہید :</text:p>
      <text:p text:style-name="P4">ہر انسانو ذاتی عزت و حرمت و انسانانان مساوی وا ناقابل انتقال حقان تسلیم کوریک دنیا ازادی اوچے انصافو وا امنو بنیاد شیر،</text:p>
      <text:p text:style-name="P4">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توقع ہیہ بہچی گیتی شیر کہ <text:s/>ای ہڥ دنیا <text:s/>وجودا گیار کہ ہتیرا ہر ای نفریو تان لوؤ دیکو تان عقیدو سورا عمل کوریکو ازادی بائے وا بوہتونی اوچے نفرتار پاک بائے،</text:p>
      <text:p text:style-name="P4">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text:soft-page-break/>روُپھی بغاوت کونی۔ وا ہے بچین ضروری شیر کہ قومان موژی یاردوستی اوچے محبتو رشتو زیادونو بائے،</text:p>
      <text:p text:style-name="P4"/>
      <text:p text:style-name="P4">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4">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4">ہے عہدو تکمیل کوریکو باچے بو ضروری شیر کہ ہے حقان اوچے ازادیان بارا سف <text:s/>ہوڥ کورانی لہذا</text:p>
      <text:p text:style-name="P4">جنرل اسمبلی</text:p>
      <text:p text:style-name="P4">اعلان کویان کہ</text:p>
      <text:p text:style-name="P4"><text:soft-page-break/>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4"/>
      <text:p text:style-name="P4">دفعہ ۱:</text:p>
      <text:p text:style-name="P4">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4"><text:s/>( بھائی چارگی) <text:s/>کوریلیک۔</text:p>
      <text:p text:style-name="P4"/>
      <text:p text:style-name="P4">دفعہ ۲:</text:p>
      <text:p text:style-name="P4"><text:soft-page-break/>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4">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4"/>
      <text:p text:style-name="P4">دفعہ ۳:</text:p>
      <text:p text:style-name="P4">ہر نفریوتے تان ژانو ،ازادیو وا وا ذاتی تحفظو حق حاصل شیر۔</text:p>
      <text:p text:style-name="P4"/>
      <text:p text:style-name="P4"/>
      <text:p text:style-name="P4"/>
      <text:p text:style-name="P4"/>
      <text:p text:style-name="P4"/>
      <text:p text:style-name="P4">دفعہ ۴:</text:p>
      <text:p text:style-name="P4"><text:soft-page-break/>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4"/>
      <text:p text:style-name="P4">دفعہ ۵:</text:p>
      <text:p text:style-name="P4">کوس دی جمسانی اذیت ، یا ظالمانہ ، شوم طریقہ، غیر انسانی <text:s/>یا ذلیل کوری سزا دیونو نو بوئے۔</text:p>
      <text:p text:style-name="P4"/>
      <text:p text:style-name="P4">دفعہ ۶:</text:p>
      <text:p text:style-name="P4">ہر کوستے ہیہ جق حاصل شیر کی قانون ہر ژاغہ ہتو وجودو(شخصیتو) تسلیم کوئے۔</text:p>
      <text:p text:style-name="P4"/>
      <text:p text:style-name="P4">دفعہ ۷:</text:p>
      <text:p text:style-name="P4"/>
      <text:p text:style-name="P4">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4"/>
      <text:p text:style-name="P4">دفعہ ۸:</text:p>
      <text:p text:style-name="P4"><text:soft-page-break/></text:p>
      <text:p text:style-name="P4">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4"/>
      <text:p text:style-name="P4">دفعہ ۹:</text:p>
      <text:p text:style-name="P4"/>
      <text:p text:style-name="P4">کوس دی صرف حاکمو یا باچھائی <text:s/>حکمو سورا بندی، نظربند یا علاقاری داڑونو نوبوئے</text:p>
      <text:p text:style-name="P4"/>
      <text:p text:style-name="P4"/>
      <text:p text:style-name="P4">دفعہ <text:s/>۱۰</text:p>
      <text:p text:style-name="P4"/>
      <text:p text:style-name="P4">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4"/>
      <text:p text:style-name="P4">دفعہ ۱۱:</text:p>
      <text:p text:style-name="P4"><text:soft-page-break/>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4"/>
      <text:p text:style-name="P4">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4"/>
      <text:p text:style-name="P4">دفعہ ۱۲:</text:p>
      <text:p text:style-name="P4">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4"/>
      <text:p text:style-name="P4">دفعہ ۱۳:</text:p>
      <text:p text:style-name="P4"/>
      <text:p text:style-name="P4">۱-قانونو مطابقہ ہر ای انسانوتے ہیہ حق حاصل شیر کی ہسے تان مرضیو مطابقہ ہئے ہائی(حرکت کوریکو) بیکو بوئے وا تان مرضیہ کورا ہال بیکو بوئے۔</text:p>
      <text:p text:style-name="P4"><text:soft-page-break/></text:p>
      <text:p text:style-name="P4">۲- ہر ای نفریوتے ہیہ حق حاصل شیر کی تان ملکو پیڅھی بیکو بوئے وا کیہ وت دی اچھی تان ملکوتے <text:s/>کی ہائے <text:s/>گیکو بوئے </text:p>
      <text:p text:style-name="P4"/>
      <text:p text:style-name="P4">دفعہ ۱۴:</text:p>
      <text:p text:style-name="P4"/>
      <text:p text:style-name="P4">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4"/>
      <text:p text:style-name="P4">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4"/>
      <text:p text:style-name="P4">دفعہ ۱۵:</text:p>
      <text:p text:style-name="P4">۱- ہر نفریو تے شہریتو/قومیتو (نیشنلٹی) حق حاصل شیر۔</text:p>
      <text:p text:style-name="P4"/>
      <text:p text:style-name="P4"><text:soft-page-break/>۲- حاکمو یا باچھو حکمو سورا کوس قومیتار/شہریتار <text:s/>انکار کورونو نوبوئے یا کوس شہریت تبدیل کوریکار <text:s/>محروم کورونو بوئے۔</text:p>
      <text:p text:style-name="P4"/>
      <text:p text:style-name="P4">دفعہ ۱۶:</text:p>
      <text:p text:style-name="P4">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4"/>
      <text:p text:style-name="P4">۲- نکاہ جو کھاڑان <text:s/>موشو اوچے عورتو <text:s/>رضامندیو سورا بوئے</text:p>
      <text:p text:style-name="P4"/>
      <text:p text:style-name="P4">۳-خاندان معاشرو فطری وا بنیادی حصہ (اکائی) <text:s/>شیر <text:s/>ہوتے تحفظ دیک حکومتو اوچے معاشرو ذمہ داری شیر۔</text:p>
      <text:p text:style-name="P4"/>
      <text:p text:style-name="P4">دفعہ ۱۷:</text:p>
      <text:p text:style-name="P4">۱- ہر انسانوتے غیژی <text:s/>وا کوسو ای بیتی جائداد ساؤزیکو حق حاصل شیر <text:s text:c="2"/><text:tab/></text:p>
      <text:p text:style-name="P4"/>
      <text:p text:style-name="P4"><text:soft-page-break/>۲- کیہ انسانو دی ذبردستی ہتو حقار محروم کورونو نو بوئے<text:tab/></text:p>
      <text:p text:style-name="P4"/>
      <text:p text:style-name="P4"/>
      <text:p text:style-name="P4">دفعہ ۱۸:</text:p>
      <text:p text:style-name="P4"/>
      <text:p text:style-name="P4">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4"/>
      <text:p text:style-name="P4">دفعہ ۱۹:</text:p>
      <text:p text:style-name="P4">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4"/>
      <text:p text:style-name="P4">دفعہ ۲۰:</text:p>
      <text:p text:style-name="P4"><text:soft-page-break/></text:p>
      <text:p text:style-name="P4">۱- ہر ای نفریوتے پرامن طریقہ ایوال ایوالیو سوم ملاؤ بیکو، وا تنظیم ساؤزیکو ازادی حاصل شیر</text:p>
      <text:p text:style-name="P4">۲- <text:s/>کوس دی محجبور کوری کیہ تنظیمو ممبر ساؤزینو نوبوئے۔</text:p>
      <text:p text:style-name="P4"/>
      <text:p text:style-name="P4">دفعہ ۲۱:</text:p>
      <text:p text:style-name="P4">۱-ہر ای نفریو تان ملکہو حکومتہ براہ راست یا ازادیو سورا منتخب بیرو نمائندو ذریعہ حصہ گانیکو حق حاصل شیر،</text:p>
      <text:p text:style-name="P4">۲- ہر نفریوتے تان ملکہ سرکاری نوکری گانیکو حق حاصل شیر</text:p>
      <text:p text:style-name="P4">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4"/>
      <text:p text:style-name="P4">دفعہ ۲۲:</text:p>
      <text:p text:style-name="P4">معاشرو ای فرد بیکو حیثیتہ ہر ای ممبروتے تحفظ حاصل شیر وا ہیہ حق دی کی ہیس ملکو نظام اوچے وسائلان پروشٹہ لاکھی <text:s/>قومی وا بین القوامی تعاونو سورا ازاد <text:soft-page-break/>اقتصادی،معاشراتی وا ثقافتی حقان حاصل کوئے کی ہیت ہو عزتو اوچے وقار وا ہو شخصیتو ازادانہ ترقیو باچے لازم شینی۔</text:p>
      <text:p text:style-name="P4"/>
      <text:p text:style-name="P4">دفعہ ۲۳:</text:p>
      <text:p text:style-name="P4"/>
      <text:p text:style-name="P4">۱- ہر کوستے ملازمت کوریکو ، تان چیتہ پیشہ اختیار کوریکو، کورمو ژاغہ موافق حالتو، معقول شرائطو سورا روزگارو وا <text:s/>بے روزگاریار تحفظو حق حاصل شیر۔</text:p>
      <text:p text:style-name="P4">۲-ہرایوالیوتے کیہ دی قسمو تفریقار غیر ای قسمہ (کوستے کم یا کوستے زیاد نو)</text:p>
      <text:p text:style-name="P4">کورمو ای برابرا معاوضو حق حاصل شیر۔</text:p>
      <text:p text:style-name="P4">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4">۴- ہر ای نفریوتے <text:s/>تان حقو تحفظو بچے تجارتی تنظیم ساؤزیکو یا کیا تجارتی تنظیمہ شامل بیکو حق حاصل شیر۔</text:p>
      <text:p text:style-name="P4"/>
      <text:p text:style-name="P4">دفعہ ۲۴:</text:p>
      <text:p text:style-name="P4"><text:soft-page-break/>ہر ای نفریوتے ارام کوریکو حق حاصل شیر،گھنٹان مقدارا کورمو تنخوار علاوہ ہے موژی چٹھی ( پیسو سوم جوستہ چٹھی) <text:s/>دی شامل شینی۔</text:p>
      <text:p text:style-name="P4"/>
      <text:p text:style-name="P4"/>
      <text:p text:style-name="P4">دفعہ <text:s/>۲۵ :</text:p>
      <text:p text:style-name="P4">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شینی۔ وا بیروزگاری،لہازی، معذوری، زاروئی وا ہر ہتے حالت کی ہیس ہتو واسار نیڥی شیر ہتو خلافہ تحفظو حق حاصل شیر۔</text:p>
      <text:p text:style-name="P4"/>
      <text:p text:style-name="P4">۲-څیق اژیرو اژیلی وا نان خصوصی توجہ وا امدادو مستحق اسونی۔ہتے څیق کی ہسے شادیار پروشٹی پیدا بیتی اسورا کی ہسے شادی کوریکار اچی پیدا بیتی اسور </text:p>
      <text:p text:style-name="P4"/>
      <text:p text:style-name="P4">کھاڑانتے معاشرہ ای قسمہ تحفظ دیونو بیتی شیر۔</text:p>
      <text:p text:style-name="P4"/>
      <text:p text:style-name="P4">دفعہ ۲۶:</text:p>
      <text:p text:style-name="P4"><text:soft-page-break/>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4">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موژی ایوال ایوالیو ہوڥ کوریکو، برداشتو وا احترامو ذریعہ ساؤزبویان وا ہیغار پروشٹی بی دنیا امنو امن برقرار لاکھیکہ اقوام عالمو مددگار بویان۔</text:p>
      <text:p text:style-name="P4">۳- نان تاتانتے ہیہ حق شیر کی ہیت فیصلہ کونی کی ہیتان اڑیلیانتے کیہ قسمہ تعلیم دیونو بوئے ۔</text:p>
      <text:p text:style-name="P4"/>
      <text:p text:style-name="P4">دفعہ ۲۷:</text:p>
      <text:p text:style-name="P4">۱-ہر کوستے قومو ثقافتی زندگیہ ازادیو سورا حصہ گانیکو، ادباری فائدہ حاصل کوریکو سائنسی ترقیہ وا ہیغار فائدہ گانیکو حق حاصل شیر۔</text:p>
      <text:p text:style-name="P4"><text:soft-page-break/>۲-ہر کوستے ہیہ حق حاصل شیر کی ہتو مادی مفادو حفاظتو کورونو بائے کی ہیس ہو سائنسی علمی یا ادبی تصنیفو سورا ہوتے حاصل بویان۔</text:p>
      <text:p text:style-name="P4"/>
      <text:p text:style-name="P4">دفعہ ۲۸:</text:p>
      <text:p text:style-name="P4">ہر ای نفریوتے بین القوامی نظامہ شامل بیکو حق حاصل شیر وا ہیہ اغلانیہ کیہ دی <text:s/>حقان لوؤ دیونو بیتی شینی ہیت ہر ای شہریوتے <text:s/>حاصل شینی۔</text:p>
      <text:p text:style-name="P4"/>
      <text:p text:style-name="P4">دفعہ ۲۹:</text:p>
      <text:p text:style-name="P4">۱- ہر ای نفریو سورا معاشرو ہیہ حق شیر ، کوریکو کی معاشرہ حال بیتی ای انسانو <text:s/>نشونما ممکن شیر۔</text:p>
      <text:p text:style-name="P4">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4">۳- ہمی ازادیان کیہ صورتہ دی اقوام متحدو قانونو اوچے اوصولان خلافہ استعمال کورونو نو بوئے۔</text:p>
      <text:p text:style-name="P4"><text:soft-page-break/></text:p>
      <text:p text:style-name="P4">دفعہ ۳۰:</text:p>
      <text:p text:style-name="P4">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5">Published by the office of public information, United Nations</text:p>
      <text:p text:style-name="P5">Universal Declaration of Human Rights (Khowar)</text:p>
      <text:p text:style-name="P5">Reprinted in U.N. <text:s/>OPI /15...15377...June 1965-5M</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56:53.196000000</meta:creation-date>
    <dc:date>2016-05-17T14:58:59.449000000</dc:date>
    <meta:editing-duration>PT2M6S</meta:editing-duration>
    <meta:editing-cycles>3</meta:editing-cycles>
    <meta:generator>LibreOfficeDev/5.2.0.0.alpha0$Windows_x86 LibreOffice_project/157469896ef56720f33676222b95e81c04ab5c72</meta:generator>
    <meta:document-statistic meta:table-count="0" meta:image-count="0" meta:object-count="0" meta:page-count="17" meta:paragraph-count="109" meta:word-count="1943" meta:character-count="10262" meta:non-whitespace-character-count="8333"/>
  </office:meta>
</office:document-meta>
</file>